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dica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stitute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lr</text:p>
          </table:table-cell>
          <table:table-cell office:value-type="string" table:style-name="ce1">
            <text:p>rpc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oi</text:p>
          </table:table-cell>
          <table:table-cell office:value-type="string" table:style-name="ce1">
            <text:p>perception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ran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N-15</text:p>
          </table:table-cell>
          <table:table-cell office:value-type="string" table:style-name="ce1">
            <text:p>All India Institute of Medical Sciences</text:p>
          </table:table-cell>
          <table:table-cell office:value-type="float" office:value="92.69" table:style-name="ce1">
            <text:p>92.69</text:p>
          </table:table-cell>
          <table:table-cell office:value-type="float" office:value="96.57" table:style-name="ce1">
            <text:p>96.57</text:p>
          </table:table-cell>
          <table:table-cell office:value-type="float" office:value="83.25" table:style-name="ce1">
            <text:p>83.25</text:p>
          </table:table-cell>
          <table:table-cell office:value-type="float" office:value="72.56" table:style-name="ce1">
            <text:p>72.5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079</text:p>
          </table:table-cell>
          <table:table-cell office:value-type="string" table:style-name="ce1">
            <text:p>Post Graduate Institute of Medical Education and Research</text:p>
          </table:table-cell>
          <table:table-cell office:value-type="float" office:value="81.14" table:style-name="ce1">
            <text:p>81.14</text:p>
          </table:table-cell>
          <table:table-cell office:value-type="float" office:value="82.46" table:style-name="ce1">
            <text:p>82.46</text:p>
          </table:table-cell>
          <table:table-cell office:value-type="float" office:value="86.16" table:style-name="ce1">
            <text:p>86.16</text:p>
          </table:table-cell>
          <table:table-cell office:value-type="float" office:value="66.08" table:style-name="ce1">
            <text:p>66.08</text:p>
          </table:table-cell>
          <table:table-cell office:value-type="float" office:value="71.44" table:style-name="ce1">
            <text:p>71.44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45654</text:p>
          </table:table-cell>
          <table:table-cell office:value-type="string" table:style-name="ce1">
            <text:p>Christian Medical College</text:p>
          </table:table-cell>
          <table:table-cell office:value-type="float" office:value="82.96" table:style-name="ce1">
            <text:p>82.96</text:p>
          </table:table-cell>
          <table:table-cell office:value-type="float" office:value="46.37" table:style-name="ce1">
            <text:p>46.37</text:p>
          </table:table-cell>
          <table:table-cell office:value-type="float" office:value="97.02" table:style-name="ce1">
            <text:p>97.02</text:p>
          </table:table-cell>
          <table:table-cell office:value-type="float" office:value="64.2" table:style-name="ce1">
            <text:p>64.2</text:p>
          </table:table-cell>
          <table:table-cell office:value-type="float" office:value="89.35" table:style-name="ce1">
            <text:p>89.35</text:p>
          </table:table-cell>
          <table:table-cell office:value-type="string" table:style-name="ce1">
            <text:p>Vellore</text:p>
          </table:table-cell>
          <table:table-cell office:value-type="string" table:style-name="ce1">
            <text:p>Tamil Nadu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236</text:p>
          </table:table-cell>
          <table:table-cell office:value-type="string" table:style-name="ce1">
            <text:p>National Institute of Mental Health <text:s text:c="2"/>Neuro Sciences</text:p>
          </table:table-cell>
          <table:table-cell office:value-type="float" office:value="87.05" table:style-name="ce1">
            <text:p>87.05</text:p>
          </table:table-cell>
          <table:table-cell office:value-type="float" office:value="59.18" table:style-name="ce1">
            <text:p>59.18</text:p>
          </table:table-cell>
          <table:table-cell office:value-type="float" office:value="78.39" table:style-name="ce1">
            <text:p>78.39</text:p>
          </table:table-cell>
          <table:table-cell office:value-type="float" office:value="58.07" table:style-name="ce1">
            <text:p>58.07</text:p>
          </table:table-cell>
          <table:table-cell office:value-type="float" office:value="59.8" table:style-name="ce1">
            <text:p>59.8</text:p>
          </table:table-cell>
          <table:table-cell office:value-type="string" table:style-name="ce1">
            <text:p>Bangalore</text:p>
          </table:table-cell>
          <table:table-cell office:value-type="string" table:style-name="ce1">
            <text:p>Karnataka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N-33</text:p>
          </table:table-cell>
          <table:table-cell office:value-type="string" table:style-name="ce1">
            <text:p>Sanjay Gandhi Postgraduate Institute of Medical Sciences</text:p>
          </table:table-cell>
          <table:table-cell office:value-type="float" office:value="83.18" table:style-name="ce1">
            <text:p>83.18</text:p>
          </table:table-cell>
          <table:table-cell office:value-type="float" office:value="58.05" table:style-name="ce1">
            <text:p>58.05</text:p>
          </table:table-cell>
          <table:table-cell office:value-type="float" office:value="90.81" table:style-name="ce1">
            <text:p>90.81</text:p>
          </table:table-cell>
          <table:table-cell office:value-type="float" office:value="51.24" table:style-name="ce1">
            <text:p>51.24</text:p>
          </table:table-cell>
          <table:table-cell office:value-type="float" office:value="45.59" table:style-name="ce1">
            <text:p>45.59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Uttar Pradesh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500</text:p>
          </table:table-cell>
          <table:table-cell office:value-type="string" table:style-name="ce1">
            <text:p>Banaras Hindu University</text:p>
          </table:table-cell>
          <table:table-cell office:value-type="float" office:value="72.09" table:style-name="ce1">
            <text:p>72.09</text:p>
          </table:table-cell>
          <table:table-cell office:value-type="float" office:value="52.73" table:style-name="ce1">
            <text:p>52.73</text:p>
          </table:table-cell>
          <table:table-cell office:value-type="float" office:value="89.09" table:style-name="ce1">
            <text:p>89.09</text:p>
          </table:table-cell>
          <table:table-cell office:value-type="float" office:value="57.44" table:style-name="ce1">
            <text:p>57.44</text:p>
          </table:table-cell>
          <table:table-cell office:value-type="float" office:value="37.07" table:style-name="ce1">
            <text:p>37.07</text:p>
          </table:table-cell>
          <table:table-cell office:value-type="string" table:style-name="ce1">
            <text:p>Varanasi</text:p>
          </table:table-cell>
          <table:table-cell office:value-type="string" table:style-name="ce1">
            <text:p>Uttar Pradesh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436</text:p>
          </table:table-cell>
          <table:table-cell office:value-type="string" table:style-name="ce1">
            <text:p>Amrita Institute of Medical Sciences <text:s text:c="2"/>Research</text:p>
          </table:table-cell>
          <table:table-cell office:value-type="float" office:value="75.739999999999995" table:style-name="ce1">
            <text:p>75.74</text:p>
          </table:table-cell>
          <table:table-cell office:value-type="float" office:value="44.82" table:style-name="ce1">
            <text:p>44.82</text:p>
          </table:table-cell>
          <table:table-cell office:value-type="float" office:value="84.59" table:style-name="ce1">
            <text:p>84.59</text:p>
          </table:table-cell>
          <table:table-cell office:value-type="float" office:value="70.59" table:style-name="ce1">
            <text:p>70.59</text:p>
          </table:table-cell>
          <table:table-cell office:value-type="float" office:value="42.39" table:style-name="ce1">
            <text:p>42.39</text:p>
          </table:table-cell>
          <table:table-cell office:value-type="string" table:style-name="ce1">
            <text:p>Kochi</text:p>
          </table:table-cell>
          <table:table-cell office:value-type="string" table:style-name="ce1">
            <text:p>Kerala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368</text:p>
          </table:table-cell>
          <table:table-cell office:value-type="string" table:style-name="ce1">
            <text:p>Jawaharlal Institute of Post Graduate Medical Education <text:s text:c="2"/>Research</text:p>
          </table:table-cell>
          <table:table-cell office:value-type="float" office:value="75.64" table:style-name="ce1">
            <text:p>75.64</text:p>
          </table:table-cell>
          <table:table-cell office:value-type="float" office:value="38.35" table:style-name="ce1">
            <text:p>38.35</text:p>
          </table:table-cell>
          <table:table-cell office:value-type="float" office:value="71.930000000000007" table:style-name="ce1">
            <text:p>71.93</text:p>
          </table:table-cell>
          <table:table-cell office:value-type="float" office:value="69.55" table:style-name="ce1">
            <text:p>69.55</text:p>
          </table:table-cell>
          <table:table-cell office:value-type="float" office:value="76.319999999999993" table:style-name="ce1">
            <text:p>76.32</text:p>
          </table:table-cell>
          <table:table-cell office:value-type="string" table:style-name="ce1">
            <text:p>Puducherry</text:p>
          </table:table-cell>
          <table:table-cell office:value-type="string" table:style-name="ce1">
            <text:p>Pondicherry</text:p>
          </table:table-cell>
          <table:table-cell office:value-type="float" office:value="8" table:style-name="ce1">
            <text:p>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7242</text:p>
          </table:table-cell>
          <table:table-cell office:value-type="string" table:style-name="ce1">
            <text:p>Kasturba Medical College</text:p>
          </table:table-cell>
          <table:table-cell office:value-type="float" office:value="67.41" table:style-name="ce1">
            <text:p>67.41</text:p>
          </table:table-cell>
          <table:table-cell office:value-type="float" office:value="39.78" table:style-name="ce1">
            <text:p>39.78</text:p>
          </table:table-cell>
          <table:table-cell office:value-type="float" office:value="84.42" table:style-name="ce1">
            <text:p>84.42</text:p>
          </table:table-cell>
          <table:table-cell office:value-type="float" office:value="72.010000000000005" table:style-name="ce1">
            <text:p>72.01</text:p>
          </table:table-cell>
          <table:table-cell office:value-type="float" office:value="66.14" table:style-name="ce1">
            <text:p>66.14</text:p>
          </table:table-cell>
          <table:table-cell office:value-type="string" table:style-name="ce1">
            <text:p>Manipal</text:p>
          </table:table-cell>
          <table:table-cell office:value-type="string" table:style-name="ce1">
            <text:p>Karnataka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523</text:p>
          </table:table-cell>
          <table:table-cell office:value-type="string" table:style-name="ce1">
            <text:p>King George s Medical University</text:p>
          </table:table-cell>
          <table:table-cell office:value-type="float" office:value="74.03" table:style-name="ce1">
            <text:p>74.03</text:p>
          </table:table-cell>
          <table:table-cell office:value-type="float" office:value="44.22" table:style-name="ce1">
            <text:p>44.22</text:p>
          </table:table-cell>
          <table:table-cell office:value-type="float" office:value="90.23" table:style-name="ce1">
            <text:p>90.23</text:p>
          </table:table-cell>
          <table:table-cell office:value-type="float" office:value="43.53" table:style-name="ce1">
            <text:p>43.53</text:p>
          </table:table-cell>
          <table:table-cell office:value-type="float" office:value="43.21" table:style-name="ce1">
            <text:p>43.21</text:p>
          </table:table-cell>
          <table:table-cell office:value-type="string" table:style-name="ce1">
            <text:p>Lucknow</text:p>
          </table:table-cell>
          <table:table-cell office:value-type="string" table:style-name="ce1">
            <text:p>Uttar Pradesh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106</text:p>
          </table:table-cell>
          <table:table-cell office:value-type="string" table:style-name="ce1">
            <text:p>Institute of Liver and Biliary Sciences</text:p>
          </table:table-cell>
          <table:table-cell office:value-type="float" office:value="88.82" table:style-name="ce1">
            <text:p>88.82</text:p>
          </table:table-cell>
          <table:table-cell office:value-type="float" office:value="34.6" table:style-name="ce1">
            <text:p>34.6</text:p>
          </table:table-cell>
          <table:table-cell office:value-type="float" office:value="77.569999999999993" table:style-name="ce1">
            <text:p>77.57</text:p>
          </table:table-cell>
          <table:table-cell office:value-type="float" office:value="58.31" table:style-name="ce1">
            <text:p>58.31</text:p>
          </table:table-cell>
          <table:table-cell office:value-type="float" office:value="32.06" table:style-name="ce1">
            <text:p>32.06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49008</text:p>
          </table:table-cell>
          <table:table-cell office:value-type="string" table:style-name="ce1">
            <text:p>Madras Medical College and Government General Hospital</text:p>
          </table:table-cell>
          <table:table-cell office:value-type="float" office:value="72.680000000000007" table:style-name="ce1">
            <text:p>72.68</text:p>
          </table:table-cell>
          <table:table-cell office:value-type="float" office:value="17.489999999999998" table:style-name="ce1">
            <text:p>17.49</text:p>
          </table:table-cell>
          <table:table-cell office:value-type="float" office:value="98.06" table:style-name="ce1">
            <text:p>98.06</text:p>
          </table:table-cell>
          <table:table-cell office:value-type="float" office:value="55.61" table:style-name="ce1">
            <text:p>55.61</text:p>
          </table:table-cell>
          <table:table-cell office:value-type="float" office:value="66.14" table:style-name="ce1">
            <text:p>66.14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I-1486</text:p>
          </table:table-cell>
          <table:table-cell office:value-type="string" table:style-name="ce1">
            <text:p>Sri Ramachandra Institute of Higher Education And Research</text:p>
          </table:table-cell>
          <table:table-cell office:value-type="float" office:value="72.290000000000006" table:style-name="ce1">
            <text:p>72.29</text:p>
          </table:table-cell>
          <table:table-cell office:value-type="float" office:value="27.29" table:style-name="ce1">
            <text:p>27.29</text:p>
          </table:table-cell>
          <table:table-cell office:value-type="float" office:value="83.3" table:style-name="ce1">
            <text:p>83.3</text:p>
          </table:table-cell>
          <table:table-cell office:value-type="float" office:value="66.91" table:style-name="ce1">
            <text:p>66.91</text:p>
          </table:table-cell>
          <table:table-cell office:value-type="float" office:value="46.73" table:style-name="ce1">
            <text:p>46.73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13" table:style-name="ce1">
            <text:p>1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40453</text:p>
          </table:table-cell>
          <table:table-cell office:value-type="string" table:style-name="ce1">
            <text:p>St <text:s/>John s Medical College</text:p>
          </table:table-cell>
          <table:table-cell office:value-type="float" office:value="72.22" table:style-name="ce1">
            <text:p>72.22</text:p>
          </table:table-cell>
          <table:table-cell office:value-type="float" office:value="29.16" table:style-name="ce1">
            <text:p>29.16</text:p>
          </table:table-cell>
          <table:table-cell office:value-type="float" office:value="84.98" table:style-name="ce1">
            <text:p>84.98</text:p>
          </table:table-cell>
          <table:table-cell office:value-type="float" office:value="65.680000000000007" table:style-name="ce1">
            <text:p>65.68</text:p>
          </table:table-cell>
          <table:table-cell office:value-type="float" office:value="38.47" table:style-name="ce1">
            <text:p>38.47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496</text:p>
          </table:table-cell>
          <table:table-cell office:value-type="string" table:style-name="ce1">
            <text:p>Aligarh Muslim University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37.56" table:style-name="ce1">
            <text:p>37.56</text:p>
          </table:table-cell>
          <table:table-cell office:value-type="float" office:value="87" table:style-name="ce1">
            <text:p>87</text:p>
          </table:table-cell>
          <table:table-cell office:value-type="float" office:value="56.48" table:style-name="ce1">
            <text:p>56.48</text:p>
          </table:table-cell>
          <table:table-cell office:value-type="float" office:value="18.3" table:style-name="ce1">
            <text:p>18.3</text:p>
          </table:table-cell>
          <table:table-cell office:value-type="string" table:style-name="ce1">
            <text:p>Aligarh</text:p>
          </table:table-cell>
          <table:table-cell office:value-type="string" table:style-name="ce1">
            <text:p>Uttar Pradesh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32922</text:p>
          </table:table-cell>
          <table:table-cell office:value-type="string" table:style-name="ce1">
            <text:p>Vardhman Mahavir Medical College <text:s text:c="2"/>Safdarjung Hospital</text:p>
          </table:table-cell>
          <table:table-cell office:value-type="float" office:value="74.25" table:style-name="ce1">
            <text:p>74.25</text:p>
          </table:table-cell>
          <table:table-cell office:value-type="float" office:value="25.25" table:style-name="ce1">
            <text:p>25.25</text:p>
          </table:table-cell>
          <table:table-cell office:value-type="float" office:value="89.28" table:style-name="ce1">
            <text:p>89.28</text:p>
          </table:table-cell>
          <table:table-cell office:value-type="float" office:value="59.03" table:style-name="ce1">
            <text:p>59.03</text:p>
          </table:table-cell>
          <table:table-cell office:value-type="float" office:value="25.12" table:style-name="ce1">
            <text:p>25.12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16" table:style-name="ce1">
            <text:p>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6414</text:p>
          </table:table-cell>
          <table:table-cell office:value-type="string" table:style-name="ce1">
            <text:p>Maulana Azad Medical College</text:p>
          </table:table-cell>
          <table:table-cell office:value-type="float" office:value="69.430000000000007" table:style-name="ce1">
            <text:p>69.43</text:p>
          </table:table-cell>
          <table:table-cell office:value-type="float" office:value="26.43" table:style-name="ce1">
            <text:p>26.43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55.08" table:style-name="ce1">
            <text:p>55.08</text:p>
          </table:table-cell>
          <table:table-cell office:value-type="float" office:value="49.62" table:style-name="ce1">
            <text:p>49.62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Delhi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29209</text:p>
          </table:table-cell>
          <table:table-cell office:value-type="string" table:style-name="ce1">
            <text:p>Christian Medical College</text:p>
          </table:table-cell>
          <table:table-cell office:value-type="float" office:value="74.87" table:style-name="ce1">
            <text:p>74.87</text:p>
          </table:table-cell>
          <table:table-cell office:value-type="float" office:value="20.34" table:style-name="ce1">
            <text:p>20.34</text:p>
          </table:table-cell>
          <table:table-cell office:value-type="float" office:value="85.79" table:style-name="ce1">
            <text:p>85.79</text:p>
          </table:table-cell>
          <table:table-cell office:value-type="float" office:value="65.89" table:style-name="ce1">
            <text:p>65.89</text:p>
          </table:table-cell>
          <table:table-cell office:value-type="float" office:value="26.97" table:style-name="ce1">
            <text:p>26.97</text:p>
          </table:table-cell>
          <table:table-cell office:value-type="string" table:style-name="ce1">
            <text:p>Ludhiana</text:p>
          </table:table-cell>
          <table:table-cell office:value-type="string" table:style-name="ce1">
            <text:p>Punjab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I-1409</text:p>
          </table:table-cell>
          <table:table-cell office:value-type="string" table:style-name="ce1">
            <text:p>University College of Medical Sciences</text:p>
          </table:table-cell>
          <table:table-cell office:value-type="float" office:value="65.59" table:style-name="ce1">
            <text:p>65.59</text:p>
          </table:table-cell>
          <table:table-cell office:value-type="float" office:value="37.94" table:style-name="ce1">
            <text:p>37.94</text:p>
          </table:table-cell>
          <table:table-cell office:value-type="float" office:value="74.63" table:style-name="ce1">
            <text:p>74.63</text:p>
          </table:table-cell>
          <table:table-cell office:value-type="float" office:value="61.41" table:style-name="ce1">
            <text:p>61.41</text:p>
          </table:table-cell>
          <table:table-cell office:value-type="float" office:value="28.73" table:style-name="ce1">
            <text:p>28.73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Delhi</text:p>
          </table:table-cell>
          <table:table-cell office:value-type="float" office:value="19" table:style-name="ce1">
            <text:p>1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35009</text:p>
          </table:table-cell>
          <table:table-cell office:value-type="string" table:style-name="ce1">
            <text:p>JSS Medical College</text:p>
          </table:table-cell>
          <table:table-cell office:value-type="float" office:value="67.75" table:style-name="ce1">
            <text:p>67.75</text:p>
          </table:table-cell>
          <table:table-cell office:value-type="float" office:value="18.25" table:style-name="ce1">
            <text:p>18.25</text:p>
          </table:table-cell>
          <table:table-cell office:value-type="float" office:value="85.8" table:style-name="ce1">
            <text:p>85.8</text:p>
          </table:table-cell>
          <table:table-cell office:value-type="float" office:value="68.37" table:style-name="ce1">
            <text:p>68.37</text:p>
          </table:table-cell>
          <table:table-cell office:value-type="float" office:value="45.2" table:style-name="ce1">
            <text:p>45.2</text:p>
          </table:table-cell>
          <table:table-cell office:value-type="string" table:style-name="ce1">
            <text:p>Mysore</text:p>
          </table:table-cell>
          <table:table-cell office:value-type="string" table:style-name="ce1">
            <text:p>Karnataka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7251</text:p>
          </table:table-cell>
          <table:table-cell office:value-type="string" table:style-name="ce1">
            <text:p>Kasturba Medical College</text:p>
          </table:table-cell>
          <table:table-cell office:value-type="float" office:value="66.91" table:style-name="ce1">
            <text:p>66.91</text:p>
          </table:table-cell>
          <table:table-cell office:value-type="float" office:value="21.12" table:style-name="ce1">
            <text:p>21.12</text:p>
          </table:table-cell>
          <table:table-cell office:value-type="float" office:value="82.32" table:style-name="ce1">
            <text:p>82.32</text:p>
          </table:table-cell>
          <table:table-cell office:value-type="float" office:value="69.77" table:style-name="ce1">
            <text:p>69.77</text:p>
          </table:table-cell>
          <table:table-cell office:value-type="float" office:value="39.81" table:style-name="ce1">
            <text:p>39.81</text:p>
          </table:table-cell>
          <table:table-cell office:value-type="string" table:style-name="ce1">
            <text:p>Mangaluru</text:p>
          </table:table-cell>
          <table:table-cell office:value-type="string" table:style-name="ce1">
            <text:p>Karnataka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107</text:p>
          </table:table-cell>
          <table:table-cell office:value-type="string" table:style-name="ce1">
            <text:p>Jamia Hamdard</text:p>
          </table:table-cell>
          <table:table-cell office:value-type="float" office:value="65.91" table:style-name="ce1">
            <text:p>65.91</text:p>
          </table:table-cell>
          <table:table-cell office:value-type="float" office:value="41.49" table:style-name="ce1">
            <text:p>41.49</text:p>
          </table:table-cell>
          <table:table-cell office:value-type="float" office:value="60" table:style-name="ce1">
            <text:p>60</text:p>
          </table:table-cell>
          <table:table-cell office:value-type="float" office:value="68.94" table:style-name="ce1">
            <text:p>68.94</text:p>
          </table:table-cell>
          <table:table-cell office:value-type="float" office:value="17.55" table:style-name="ce1">
            <text:p>17.55</text:p>
          </table:table-cell>
          <table:table-cell office:value-type="string" table:style-name="ce1">
            <text:p>New Delhi</text:p>
          </table:table-cell>
          <table:table-cell office:value-type="string" table:style-name="ce1">
            <text:p>Delhi</text:p>
          </table:table-cell>
          <table:table-cell office:value-type="float" office:value="22" table:style-name="ce1">
            <text:p>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363</text:p>
          </table:table-cell>
          <table:table-cell office:value-type="string" table:style-name="ce1">
            <text:p>Siksha <text:s/>O <text:s/>Anusandhan</text:p>
          </table:table-cell>
          <table:table-cell office:value-type="float" office:value="71.83" table:style-name="ce1">
            <text:p>71.83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83.4" table:style-name="ce1">
            <text:p>83.4</text:p>
          </table:table-cell>
          <table:table-cell office:value-type="float" office:value="63.2" table:style-name="ce1">
            <text:p>63.2</text:p>
          </table:table-cell>
          <table:table-cell office:value-type="float" office:value="25.75" table:style-name="ce1">
            <text:p>25.75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I-1110</text:p>
          </table:table-cell>
          <table:table-cell office:value-type="string" table:style-name="ce1">
            <text:p>Dr <text:s/>D <text:s/>Y <text:s/>Patil Vidyapeeth</text:p>
          </table:table-cell>
          <table:table-cell office:value-type="float" office:value="71.73" table:style-name="ce1">
            <text:p>71.73</text:p>
          </table:table-cell>
          <table:table-cell office:value-type="float" office:value="20.49" table:style-name="ce1">
            <text:p>20.4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69.790000000000006" table:style-name="ce1">
            <text:p>69.79</text:p>
          </table:table-cell>
          <table:table-cell office:value-type="float" office:value="16.8" table:style-name="ce1">
            <text:p>16.8</text:p>
          </table:table-cell>
          <table:table-cell office:value-type="string" table:style-name="ce1">
            <text:p>Pune</text:p>
          </table:table-cell>
          <table:table-cell office:value-type="string" table:style-name="ce1">
            <text:p>Maharashtra</text:p>
          </table:table-cell>
          <table:table-cell office:value-type="float" office:value="24" table:style-name="ce1">
            <text:p>2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29442</text:p>
          </table:table-cell>
          <table:table-cell office:value-type="string" table:style-name="ce1">
            <text:p>Govt <text:s/>Medical College <text:s text:c="2"/>Hospital</text:p>
          </table:table-cell>
          <table:table-cell office:value-type="float" office:value="69.66" table:style-name="ce1">
            <text:p>69.66</text:p>
          </table:table-cell>
          <table:table-cell office:value-type="float" office:value="19.059999999999999" table:style-name="ce1">
            <text:p>19.06</text:p>
          </table:table-cell>
          <table:table-cell office:value-type="float" office:value="84" table:style-name="ce1">
            <text:p>84</text:p>
          </table:table-cell>
          <table:table-cell office:value-type="float" office:value="58.92" table:style-name="ce1">
            <text:p>58.92</text:p>
          </table:table-cell>
          <table:table-cell office:value-type="float" office:value="26.97" table:style-name="ce1">
            <text:p>26.97</text:p>
          </table:table-cell>
          <table:table-cell office:value-type="string" table:style-name="ce1">
            <text:p>Chandigarh</text:p>
          </table:table-cell>
          <table:table-cell office:value-type="string" table:style-name="ce1">
            <text:p>Chandigarh</text:p>
          </table:table-cell>
          <table:table-cell office:value-type="float" office:value="25" table:style-name="ce1">
            <text:p>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29255</text:p>
          </table:table-cell>
          <table:table-cell office:value-type="string" table:style-name="ce1">
            <text:p>Dayanand Medical College</text:p>
          </table:table-cell>
          <table:table-cell office:value-type="float" office:value="77.05" table:style-name="ce1">
            <text:p>77.05</text:p>
          </table:table-cell>
          <table:table-cell office:value-type="float" office:value="15.27" table:style-name="ce1">
            <text:p>15.27</text:p>
          </table:table-cell>
          <table:table-cell office:value-type="float" office:value="87.32" table:style-name="ce1">
            <text:p>87.32</text:p>
          </table:table-cell>
          <table:table-cell office:value-type="float" office:value="53" table:style-name="ce1">
            <text:p>53</text:p>
          </table:table-cell>
          <table:table-cell office:value-type="float" office:value="12.77" table:style-name="ce1">
            <text:p>12.77</text:p>
          </table:table-cell>
          <table:table-cell office:value-type="string" table:style-name="ce1">
            <text:p>Ludhiana</text:p>
          </table:table-cell>
          <table:table-cell office:value-type="string" table:style-name="ce1">
            <text:p>Punjab</text:p>
          </table:table-cell>
          <table:table-cell office:value-type="float" office:value="26" table:style-name="ce1">
            <text:p>2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N-17</text:p>
          </table:table-cell>
          <table:table-cell office:value-type="string" table:style-name="ce1">
            <text:p>Sawai Man Singh Medical College</text:p>
          </table:table-cell>
          <table:table-cell office:value-type="float" office:value="74.89" table:style-name="ce1">
            <text:p>74.89</text:p>
          </table:table-cell>
          <table:table-cell office:value-type="float" office:value="12.31" table:style-name="ce1">
            <text:p>12.31</text:p>
          </table:table-cell>
          <table:table-cell office:value-type="float" office:value="88.67" table:style-name="ce1">
            <text:p>88.67</text:p>
          </table:table-cell>
          <table:table-cell office:value-type="float" office:value="49.49" table:style-name="ce1">
            <text:p>49.49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Jaipur</text:p>
          </table:table-cell>
          <table:table-cell office:value-type="string" table:style-name="ce1">
            <text:p>Rajasthan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45515</text:p>
          </table:table-cell>
          <table:table-cell office:value-type="string" table:style-name="ce1">
            <text:p>PSG Institute of Medical Sciences <text:s text:c="2"/>Research</text:p>
          </table:table-cell>
          <table:table-cell office:value-type="float" office:value="72.58" table:style-name="ce1">
            <text:p>72.58</text:p>
          </table:table-cell>
          <table:table-cell office:value-type="float" office:value="8" table:style-name="ce1">
            <text:p>8</text:p>
          </table:table-cell>
          <table:table-cell office:value-type="float" office:value="79.75" table:style-name="ce1">
            <text:p>79.75</text:p>
          </table:table-cell>
          <table:table-cell office:value-type="float" office:value="62.86" table:style-name="ce1">
            <text:p>62.86</text:p>
          </table:table-cell>
          <table:table-cell office:value-type="float" office:value="40.25" table:style-name="ce1">
            <text:p>40.25</text:p>
          </table:table-cell>
          <table:table-cell office:value-type="string" table:style-name="ce1">
            <text:p>Coimbatore</text:p>
          </table:table-cell>
          <table:table-cell office:value-type="string" table:style-name="ce1">
            <text:p>Tamil Nadu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295</text:p>
          </table:table-cell>
          <table:table-cell office:value-type="string" table:style-name="ce1">
            <text:p>Datta Meghe Institute of Medical Sciences</text:p>
          </table:table-cell>
          <table:table-cell office:value-type="float" office:value="70.47" table:style-name="ce1">
            <text:p>70.47</text:p>
          </table:table-cell>
          <table:table-cell office:value-type="float" office:value="15.11" table:style-name="ce1">
            <text:p>15.11</text:p>
          </table:table-cell>
          <table:table-cell office:value-type="float" office:value="82.59" table:style-name="ce1">
            <text:p>82.59</text:p>
          </table:table-cell>
          <table:table-cell office:value-type="float" office:value="68.349999999999994" table:style-name="ce1">
            <text:p>68.35</text:p>
          </table:table-cell>
          <table:table-cell office:value-type="float" office:value="11.91" table:style-name="ce1">
            <text:p>11.91</text:p>
          </table:table-cell>
          <table:table-cell office:value-type="string" table:style-name="ce1">
            <text:p>Wardha</text:p>
          </table:table-cell>
          <table:table-cell office:value-type="string" table:style-name="ce1">
            <text:p>Maharashtra</text:p>
          </table:table-cell>
          <table:table-cell office:value-type="float" office:value="29" table:style-name="ce1">
            <text:p>2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40345</text:p>
          </table:table-cell>
          <table:table-cell office:value-type="string" table:style-name="ce1">
            <text:p>M <text:s/>S <text:s/>Ramaiah Medical College</text:p>
          </table:table-cell>
          <table:table-cell office:value-type="float" office:value="75.28" table:style-name="ce1">
            <text:p>75.28</text:p>
          </table:table-cell>
          <table:table-cell office:value-type="float" office:value="10.16" table:style-name="ce1">
            <text:p>10.16</text:p>
          </table:table-cell>
          <table:table-cell office:value-type="float" office:value="74.569999999999993" table:style-name="ce1">
            <text:p>74.57</text:p>
          </table:table-cell>
          <table:table-cell office:value-type="float" office:value="60.71" table:style-name="ce1">
            <text:p>60.71</text:p>
          </table:table-cell>
          <table:table-cell office:value-type="float" office:value="34.14" table:style-name="ce1">
            <text:p>34.14</text:p>
          </table:table-cell>
          <table:table-cell office:value-type="string" table:style-name="ce1">
            <text:p>Bengaluru</text:p>
          </table:table-cell>
          <table:table-cell office:value-type="string" table:style-name="ce1">
            <text:p>Karnataka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473</text:p>
          </table:table-cell>
          <table:table-cell office:value-type="string" table:style-name="ce1">
            <text:p>S <text:s/>R <text:s/>M <text:s/>Institute of Science and Technology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28.13" table:style-name="ce1">
            <text:p>28.13</text:p>
          </table:table-cell>
          <table:table-cell office:value-type="float" office:value="61.8" table:style-name="ce1">
            <text:p>61.8</text:p>
          </table:table-cell>
          <table:table-cell office:value-type="float" office:value="59.9" table:style-name="ce1">
            <text:p>59.9</text:p>
          </table:table-cell>
          <table:table-cell office:value-type="float" office:value="16.02" table:style-name="ce1">
            <text:p>16.02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31" table:style-name="ce1">
            <text:p>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356</text:p>
          </table:table-cell>
          <table:table-cell office:value-type="string" table:style-name="ce1">
            <text:p>Kalinga Institute of Industrial Technology</text:p>
          </table:table-cell>
          <table:table-cell office:value-type="float" office:value="67.66" table:style-name="ce1">
            <text:p>67.66</text:p>
          </table:table-cell>
          <table:table-cell office:value-type="float" office:value="15.8" table:style-name="ce1">
            <text:p>15.8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65.88" table:style-name="ce1">
            <text:p>65.88</text:p>
          </table:table-cell>
          <table:table-cell office:value-type="float" office:value="29.31" table:style-name="ce1">
            <text:p>29.31</text:p>
          </table:table-cell>
          <table:table-cell office:value-type="string" table:style-name="ce1">
            <text:p>Bhubaneswar</text:p>
          </table:table-cell>
          <table:table-cell office:value-type="string" table:style-name="ce1">
            <text:p>Odisha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168</text:p>
          </table:table-cell>
          <table:table-cell office:value-type="string" table:style-name="ce1">
            <text:p>Maharishi Markandeshwar</text:p>
          </table:table-cell>
          <table:table-cell office:value-type="float" office:value="68.989999999999995" table:style-name="ce1">
            <text:p>68.99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69.8" table:style-name="ce1">
            <text:p>69.8</text:p>
          </table:table-cell>
          <table:table-cell office:value-type="float" office:value="61.98" table:style-name="ce1">
            <text:p>61.98</text:p>
          </table:table-cell>
          <table:table-cell office:value-type="float" office:value="23.19" table:style-name="ce1">
            <text:p>23.19</text:p>
          </table:table-cell>
          <table:table-cell office:value-type="string" table:style-name="ce1">
            <text:p>Ambala</text:p>
          </table:table-cell>
          <table:table-cell office:value-type="string" table:style-name="ce1">
            <text:p>Haryana</text:p>
          </table:table-cell>
          <table:table-cell office:value-type="float" office:value="33" table:style-name="ce1">
            <text:p>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I-1441</text:p>
          </table:table-cell>
          <table:table-cell office:value-type="string" table:style-name="ce1">
            <text:p>Saveetha Institute of Medical and Technical Sciences</text:p>
          </table:table-cell>
          <table:table-cell office:value-type="float" office:value="69.69" table:style-name="ce1">
            <text:p>69.69</text:p>
          </table:table-cell>
          <table:table-cell office:value-type="float" office:value="20.51" table:style-name="ce1">
            <text:p>20.51</text:p>
          </table:table-cell>
          <table:table-cell office:value-type="float" office:value="58" table:style-name="ce1">
            <text:p>58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11.91" table:style-name="ce1">
            <text:p>11.91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Tamil Nadu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443</text:p>
          </table:table-cell>
          <table:table-cell office:value-type="string" table:style-name="ce1">
            <text:p>Annamalai University</text:p>
          </table:table-cell>
          <table:table-cell office:value-type="float" office:value="59.48" table:style-name="ce1">
            <text:p>59.48</text:p>
          </table:table-cell>
          <table:table-cell office:value-type="float" office:value="23.66" table:style-name="ce1">
            <text:p>23.66</text:p>
          </table:table-cell>
          <table:table-cell office:value-type="float" office:value="73.12" table:style-name="ce1">
            <text:p>73.12</text:p>
          </table:table-cell>
          <table:table-cell office:value-type="float" office:value="46.6" table:style-name="ce1">
            <text:p>46.6</text:p>
          </table:table-cell>
          <table:table-cell office:value-type="float" office:value="22.53" table:style-name="ce1">
            <text:p>22.53</text:p>
          </table:table-cell>
          <table:table-cell office:value-type="string" table:style-name="ce1">
            <text:p>Annamalainagar</text:p>
          </table:table-cell>
          <table:table-cell office:value-type="string" table:style-name="ce1">
            <text:p>Tamil Nadu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19319</text:p>
          </table:table-cell>
          <table:table-cell office:value-type="string" table:style-name="ce1">
            <text:p>K <text:s/>S <text:s/>Hegde Medical Academy</text:p>
          </table:table-cell>
          <table:table-cell office:value-type="float" office:value="69.62" table:style-name="ce1">
            <text:p>69.62</text:p>
          </table:table-cell>
          <table:table-cell office:value-type="float" office:value="7.71" table:style-name="ce1">
            <text:p>7.71</text:p>
          </table:table-cell>
          <table:table-cell office:value-type="float" office:value="67.45" table:style-name="ce1">
            <text:p>67.45</text:p>
          </table:table-cell>
          <table:table-cell office:value-type="float" office:value="69.19" table:style-name="ce1">
            <text:p>69.19</text:p>
          </table:table-cell>
          <table:table-cell office:value-type="float" office:value="26.97" table:style-name="ce1">
            <text:p>26.97</text:p>
          </table:table-cell>
          <table:table-cell office:value-type="string" table:style-name="ce1">
            <text:p>Mangaluru</text:p>
          </table:table-cell>
          <table:table-cell office:value-type="string" table:style-name="ce1">
            <text:p>Karnataka</text:p>
          </table:table-cell>
          <table:table-cell office:value-type="float" office:value="36" table:style-name="ce1">
            <text:p>3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23033</text:p>
          </table:table-cell>
          <table:table-cell office:value-type="string" table:style-name="ce1">
            <text:p>Krishna Institute of Medical Sciences</text:p>
          </table:table-cell>
          <table:table-cell office:value-type="float" office:value="70.040000000000006" table:style-name="ce1">
            <text:p>70.04</text:p>
          </table:table-cell>
          <table:table-cell office:value-type="float" office:value="13.65" table:style-name="ce1">
            <text:p>13.65</text:p>
          </table:table-cell>
          <table:table-cell office:value-type="float" office:value="68.86" table:style-name="ce1">
            <text:p>68.86</text:p>
          </table:table-cell>
          <table:table-cell office:value-type="float" office:value="63.93" table:style-name="ce1">
            <text:p>63.93</text:p>
          </table:table-cell>
          <table:table-cell office:value-type="float" office:value="7.35" table:style-name="ce1">
            <text:p>7.35</text:p>
          </table:table-cell>
          <table:table-cell office:value-type="string" table:style-name="ce1">
            <text:p>Karad</text:p>
          </table:table-cell>
          <table:table-cell office:value-type="string" table:style-name="ce1">
            <text:p>Maharashtra</text:p>
          </table:table-cell>
          <table:table-cell office:value-type="float" office:value="37" table:style-name="ce1">
            <text:p>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U-0036</text:p>
          </table:table-cell>
          <table:table-cell office:value-type="string" table:style-name="ce1">
            <text:p>Sri Venkateswara Institute of Medical Sciences</text:p>
          </table:table-cell>
          <table:table-cell office:value-type="float" office:value="69.83" table:style-name="ce1">
            <text:p>69.83</text:p>
          </table:table-cell>
          <table:table-cell office:value-type="float" office:value="6.74" table:style-name="ce1">
            <text:p>6.74</text:p>
          </table:table-cell>
          <table:table-cell office:value-type="float" office:value="78.12" table:style-name="ce1">
            <text:p>78.12</text:p>
          </table:table-cell>
          <table:table-cell office:value-type="float" office:value="52.19" table:style-name="ce1">
            <text:p>52.19</text:p>
          </table:table-cell>
          <table:table-cell office:value-type="float" office:value="21.17" table:style-name="ce1">
            <text:p>21.17</text:p>
          </table:table-cell>
          <table:table-cell office:value-type="string" table:style-name="ce1">
            <text:p>Tirupati</text:p>
          </table:table-cell>
          <table:table-cell office:value-type="string" table:style-name="ce1">
            <text:p>Andhra Pradesh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9435</text:p>
          </table:table-cell>
          <table:table-cell office:value-type="string" table:style-name="ce1">
            <text:p>Regional Institute of Medical Sciences</text:p>
          </table:table-cell>
          <table:table-cell office:value-type="float" office:value="66.34" table:style-name="ce1">
            <text:p>66.34</text:p>
          </table:table-cell>
          <table:table-cell office:value-type="float" office:value="7.88" table:style-name="ce1">
            <text:p>7.88</text:p>
          </table:table-cell>
          <table:table-cell office:value-type="float" office:value="76.22" table:style-name="ce1">
            <text:p>76.22</text:p>
          </table:table-cell>
          <table:table-cell office:value-type="float" office:value="59.17" table:style-name="ce1">
            <text:p>59.17</text:p>
          </table:table-cell>
          <table:table-cell office:value-type="float" office:value="25.12" table:style-name="ce1">
            <text:p>25.12</text:p>
          </table:table-cell>
          <table:table-cell office:value-type="string" table:style-name="ce1">
            <text:p>Imphal West</text:p>
          </table:table-cell>
          <table:table-cell office:value-type="string" table:style-name="ce1">
            <text:p>Manipur</text:p>
          </table:table-cell>
          <table:table-cell office:value-type="float" office:value="38" table:style-name="ce1">
            <text:p>3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R-D-C-47762</text:p>
          </table:table-cell>
          <table:table-cell office:value-type="string" table:style-name="ce1">
            <text:p>Mahatma Gandhi Medical College and Research Institute</text:p>
          </table:table-cell>
          <table:table-cell office:value-type="float" office:value="67.64" table:style-name="ce1">
            <text:p>67.64</text:p>
          </table:table-cell>
          <table:table-cell office:value-type="float" office:value="10.5" table:style-name="ce1">
            <text:p>10.5</text:p>
          </table:table-cell>
          <table:table-cell office:value-type="float" office:value="67.260000000000005" table:style-name="ce1">
            <text:p>67.26</text:p>
          </table:table-cell>
          <table:table-cell office:value-type="float" office:value="74.489999999999995" table:style-name="ce1">
            <text:p>74.49</text:p>
          </table:table-cell>
          <table:table-cell office:value-type="float" office:value="12.77" table:style-name="ce1">
            <text:p>12.77</text:p>
          </table:table-cell>
          <table:table-cell office:value-type="string" table:style-name="ce1">
            <text:p>Puducherry</text:p>
          </table:table-cell>
          <table:table-cell office:value-type="string" table:style-name="ce1">
            <text:p>Pondicherry</text:p>
          </table:table-cell>
          <table:table-cell office:value-type="float" office:value="40" table:style-name="ce1">
            <text:p>40</text:p>
          </table:table-cell>
          <table:table-cell table:number-columns-repeated="16374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User</meta:initial-creator>
    <dc:creator>User</dc:creator>
    <meta:creation-date>2022-03-09T16:41:12Z</meta:creation-date>
    <dc:date>2022-03-09T16:41:12Z</dc:date>
  </office:meta>
</office:document-meta>
</file>